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"/>
    <style:style style:name="ce4" style:family="table-cell" style:parent-style-name="Default" style:data-style-name="N2"/>
    <style:style style:name="gr1" style:family="graphic">
      <style:graphic-properties draw:stroke="none" draw:fill="bitmap" draw:fill-color="#008000" draw:fill-image-name="Текстура_20_1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row table:style-name="ro1">
          <table:table-cell table:style-name="ce1" office:value-type="string" table:number-columns-spanned="19" table:number-rows-spanned="1">
            <text:p>Анализ выгодности вложения суммы 50000руб. В основных российских банках.</text:p>
          </table:table-cell>
          <table:covered-table-cell table:number-columns-repeated="18" table:style-name="ce1"/>
        </table:table-row>
        <table:table-row table:style-name="ro1">
          <table:table-cell table:style-name="ce1" office:value-type="string" table:number-columns-spanned="2" table:number-rows-spanned="1">
            <text:p>Название банка</text:p>
          </table:table-cell>
          <table:covered-table-cell table:style-name="ce1"/>
          <table:table-cell table:style-name="ce1" office:value-type="string">
            <text:p>Процент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2003">
            <text:p>2003</text:p>
          </table:table-cell>
          <table:table-cell table:style-name="ce1" office:value-type="float" office:value="2004">
            <text:p>2004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2006">
            <text:p>2006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office:value-type="float" office:value="2014">
            <text:p>2014</text:p>
          </table:table-cell>
          <table:table-cell table:style-name="ce1" office:value-type="float" office:value="2015">
            <text:p>2015</text:p>
          </table:table-cell>
          <table:table-cell table:style-name="ce1" office:value-type="float" office:value="2016">
            <text:p>2016</text:p>
          </table:table-cell>
        </table:table-row>
        <table:table-row table:style-name="ro1">
          <table:table-cell table:style-name="ce2" office:value-type="string" table:number-columns-spanned="2" table:number-rows-spanned="1">
            <text:p>Сбербанк</text:p>
          </table:table-cell>
          <table:covered-table-cell table:style-name="ce2"/>
          <table:table-cell office:value-type="percentage" office:value="0.07">
            <text:p>7,00%</text:p>
          </table:table-cell>
          <table:table-cell table:style-name="ce4" office:value-type="float" office:value="53500">
            <text:p>53500,00</text:p>
          </table:table-cell>
          <table:table-cell table:style-name="ce4" table:formula="of:=[.D3]+0.07*[.D3]" office:value-type="float" office:value="57245">
            <text:p>57245,00</text:p>
          </table:table-cell>
          <table:table-cell table:formula="of:=[.E3]+0.07*[.E3]" office:value-type="float" office:value="61252.15">
            <text:p>61252,15</text:p>
          </table:table-cell>
          <table:table-cell table:style-name="ce4" table:formula="of:=[.F3]+0.07*[.F3]" office:value-type="float" office:value="65539.8005">
            <text:p>65539,80</text:p>
          </table:table-cell>
          <table:table-cell table:style-name="ce4" table:formula="of:=[.G3]+0.07*[.G3]" office:value-type="float" office:value="70127.586535">
            <text:p>70127,59</text:p>
          </table:table-cell>
          <table:table-cell table:style-name="ce4" table:formula="of:=[.H3]+0.07*[.H3]" office:value-type="float" office:value="75036.51759245">
            <text:p>75036,52</text:p>
          </table:table-cell>
          <table:table-cell table:style-name="ce4" table:formula="of:=[.I3]+0.07*[.I3]" office:value-type="float" office:value="80289.0738239215">
            <text:p>80289,07</text:p>
          </table:table-cell>
          <table:table-cell table:style-name="ce4" table:formula="of:=[.J3]+0.07*[.J3]" office:value-type="float" office:value="85909.308991596">
            <text:p>85909,31</text:p>
          </table:table-cell>
          <table:table-cell table:style-name="ce4" table:formula="of:=[.K3]+0.07*[.K3]" office:value-type="float" office:value="91922.9606210077">
            <text:p>91922,96</text:p>
          </table:table-cell>
          <table:table-cell table:style-name="ce4" table:formula="of:=[.L3]+0.07*[.L3]" office:value-type="float" office:value="98357.5678644783">
            <text:p>98357,57</text:p>
          </table:table-cell>
          <table:table-cell table:style-name="ce4" table:formula="of:=[.M3]+0.07*[.M3]" office:value-type="float" office:value="105242.597614992">
            <text:p>105242,60</text:p>
          </table:table-cell>
          <table:table-cell table:style-name="ce4" table:formula="of:=[.N3]+0.07*[.N3]" office:value-type="float" office:value="112609.579448041">
            <text:p>112609,58</text:p>
          </table:table-cell>
          <table:table-cell table:style-name="ce4" table:formula="of:=[.O3]+0.07*[.O3]" office:value-type="float" office:value="120492.250009404">
            <text:p>120492,25</text:p>
          </table:table-cell>
          <table:table-cell table:style-name="ce4" table:formula="of:=[.P3]+0.07*[.P3]" office:value-type="float" office:value="128926.707510062">
            <text:p>128926,71</text:p>
          </table:table-cell>
          <table:table-cell table:style-name="ce4" table:formula="of:=[.Q3]+0.07*[.Q3]" office:value-type="float" office:value="137951.577035767">
            <text:p>137951,58</text:p>
          </table:table-cell>
          <table:table-cell table:style-name="ce4" table:formula="of:=[.R3]+0.07*[.R3]" office:value-type="float" office:value="147608.18742827">
            <text:p>147608,19</text:p>
          </table:table-cell>
        </table:table-row>
        <table:table-row table:style-name="ro1">
          <table:table-cell table:style-name="ce2" office:value-type="string" table:number-columns-spanned="2" table:number-rows-spanned="1">
            <text:p>Альфа банк</text:p>
          </table:table-cell>
          <table:covered-table-cell table:style-name="ce2"/>
          <table:table-cell office:value-type="percentage" office:value="0.06">
            <text:p>6,00%</text:p>
          </table:table-cell>
          <table:table-cell table:style-name="ce4" office:value-type="float" office:value="53000">
            <text:p>53000,00</text:p>
          </table:table-cell>
          <table:table-cell table:style-name="ce4" table:formula="of:=[.D4]+0.06*[.D4]" office:value-type="float" office:value="56180">
            <text:p>56180,00</text:p>
          </table:table-cell>
          <table:table-cell table:style-name="ce4" table:formula="of:=[.E4]+0.06*[.E4]" office:value-type="float" office:value="59550.8">
            <text:p>59550,80</text:p>
          </table:table-cell>
          <table:table-cell table:style-name="ce4" table:formula="of:=[.F4]+0.06*[.F4]" office:value-type="float" office:value="63123.848">
            <text:p>63123,85</text:p>
          </table:table-cell>
          <table:table-cell table:style-name="ce4" table:formula="of:=[.G4]+0.06*[.G4]" office:value-type="float" office:value="66911.27888">
            <text:p>66911,28</text:p>
          </table:table-cell>
          <table:table-cell table:style-name="ce4" table:formula="of:=[.H4]+0.06*[.H4]" office:value-type="float" office:value="70925.9556128">
            <text:p>70925,96</text:p>
          </table:table-cell>
          <table:table-cell table:style-name="ce4" table:formula="of:=[.I4]+0.06*[.I4]" office:value-type="float" office:value="75181.512949568">
            <text:p>75181,51</text:p>
          </table:table-cell>
          <table:table-cell table:style-name="ce4" table:formula="of:=[.J4]+0.06*[.J4]" office:value-type="float" office:value="79692.4037265421">
            <text:p>79692,40</text:p>
          </table:table-cell>
          <table:table-cell table:style-name="ce4" table:formula="of:=[.K4]+0.06*[.K4]" office:value-type="float" office:value="84473.9479501346">
            <text:p>84473,95</text:p>
          </table:table-cell>
          <table:table-cell table:style-name="ce4" table:formula="of:=[.L4]+0.06*[.L4]" office:value-type="float" office:value="89542.3848271427">
            <text:p>89542,38</text:p>
          </table:table-cell>
          <table:table-cell table:style-name="ce4" table:formula="of:=[.M4]+0.06*[.M4]" office:value-type="float" office:value="94914.9279167713">
            <text:p>94914,93</text:p>
          </table:table-cell>
          <table:table-cell table:style-name="ce4" table:formula="of:=[.N4]+0.06*[.N4]" office:value-type="float" office:value="100609.823591778">
            <text:p>100609,82</text:p>
          </table:table-cell>
          <table:table-cell table:style-name="ce4" table:formula="of:=[.O4]+0.06*[.O4]" office:value-type="float" office:value="106646.413007284">
            <text:p>106646,41</text:p>
          </table:table-cell>
          <table:table-cell table:style-name="ce4" table:formula="of:=[.P4]+0.06*[.P4]" office:value-type="float" office:value="113045.197787721">
            <text:p>113045,20</text:p>
          </table:table-cell>
          <table:table-cell table:style-name="ce4" table:formula="of:=[.Q4]+0.06*[.Q4]" office:value-type="float" office:value="119827.909654985">
            <text:p>119827,91</text:p>
          </table:table-cell>
          <table:table-cell table:style-name="ce4" table:formula="of:=[.R4]+0.06*[.R4]" office:value-type="float" office:value="127017.584234284">
            <text:p>127017,58</text:p>
          </table:table-cell>
        </table:table-row>
        <table:table-row table:style-name="ro1">
          <table:table-cell table:style-name="ce2" office:value-type="string" table:number-columns-spanned="2" table:number-rows-spanned="1">
            <text:p>Банк Москвы</text:p>
          </table:table-cell>
          <table:covered-table-cell table:style-name="ce2"/>
          <table:table-cell office:value-type="percentage" office:value="0.05">
            <text:p>5,00%</text:p>
          </table:table-cell>
          <table:table-cell table:style-name="ce4" office:value-type="float" office:value="52500">
            <text:p>52500,00</text:p>
          </table:table-cell>
          <table:table-cell table:style-name="ce4" table:formula="of:=[.D5]+0.05*[.D5]" office:value-type="float" office:value="55125">
            <text:p>55125,00</text:p>
          </table:table-cell>
          <table:table-cell table:formula="of:=[.E5]+0.05*[.E5]" office:value-type="float" office:value="57881.25">
            <text:p>57881,25</text:p>
          </table:table-cell>
          <table:table-cell table:style-name="ce4" table:formula="of:=[.F5]+0.05*[.F5]" office:value-type="float" office:value="60775.3125">
            <text:p>60775,31</text:p>
          </table:table-cell>
          <table:table-cell table:style-name="ce4" table:formula="of:=[.G5]+0.05*[.G5]" office:value-type="float" office:value="63814.078125">
            <text:p>63814,08</text:p>
          </table:table-cell>
          <table:table-cell table:style-name="ce4" table:formula="of:=[.H5]+0.05*[.H5]" office:value-type="float" office:value="67004.78203125">
            <text:p>67004,78</text:p>
          </table:table-cell>
          <table:table-cell table:style-name="ce4" table:formula="of:=[.I5]+0.05*[.I5]" office:value-type="float" office:value="70355.0211328125">
            <text:p>70355,02</text:p>
          </table:table-cell>
          <table:table-cell table:style-name="ce4" table:formula="of:=[.J5]+0.05*[.J5]" office:value-type="float" office:value="73872.7721894531">
            <text:p>73872,77</text:p>
          </table:table-cell>
          <table:table-cell table:style-name="ce4" table:formula="of:=[.K5]+0.05*[.K5]" office:value-type="float" office:value="77566.4107989258">
            <text:p>77566,41</text:p>
          </table:table-cell>
          <table:table-cell table:style-name="ce4" table:formula="of:=[.L5]+0.05*[.L5]" office:value-type="float" office:value="81444.7313388721">
            <text:p>81444,73</text:p>
          </table:table-cell>
          <table:table-cell table:style-name="ce4" table:formula="of:=[.M5]+0.05*[.M5]" office:value-type="float" office:value="85516.9679058157">
            <text:p>85516,97</text:p>
          </table:table-cell>
          <table:table-cell table:style-name="ce4" table:formula="of:=[.N5]+0.05*[.N5]" office:value-type="float" office:value="89792.8163011065">
            <text:p>89792,82</text:p>
          </table:table-cell>
          <table:table-cell table:style-name="ce4" table:formula="of:=[.O5]+0.05*[.O5]" office:value-type="float" office:value="94282.4571161618">
            <text:p>94282,46</text:p>
          </table:table-cell>
          <table:table-cell table:style-name="ce4" table:formula="of:=[.P5]+0.05*[.P5]" office:value-type="float" office:value="98996.5799719699">
            <text:p>98996,58</text:p>
          </table:table-cell>
          <table:table-cell table:style-name="ce4" table:formula="of:=[.Q5]+0.05*[.Q5]" office:value-type="float" office:value="103946.408970568">
            <text:p>103946,41</text:p>
          </table:table-cell>
          <table:table-cell table:style-name="ce4" table:formula="of:=[.R5]+0.05*[.R5]" office:value-type="float" office:value="109143.729419097">
            <text:p>109143,73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repeated="17"/>
        </table:table-row>
        <table:table-row table:style-name="ro1">
          <table:table-cell table:number-columns-spanned="2" table:number-rows-spanned="1"/>
          <table:covered-table-cell/>
          <table:table-cell table:number-columns-repeated="17"/>
        </table:table-row>
        <table:table-row table:style-name="ro1">
          <table:table-cell table:number-columns-spanned="2" table:number-rows-spanned="1"/>
          <table:covered-table-cell/>
          <table:table-cell table:number-columns-repeated="17"/>
        </table:table-row>
        <table:table-row table:style-name="ro1">
          <table:table-cell table:number-columns-spanned="2" table:number-rows-spanned="1"/>
          <table:covered-table-cell/>
          <table:table-cell table:number-columns-repeated="17"/>
        </table:table-row>
        <table:table-row table:style-name="ro1">
          <table:table-cell table:number-columns-spanned="2" table:number-rows-spanned="1"/>
          <table:covered-table-cell/>
          <table:table-cell table:number-columns-repeated="17"/>
        </table:table-row>
        <table:table-row table:style-name="ro1">
          <table:table-cell table:number-columns-spanned="2" table:number-rows-spanned="1"/>
          <table:covered-table-cell/>
          <table:table-cell table:number-columns-repeated="17"/>
        </table:table-row>
        <table:table-row table:style-name="ro1">
          <table:table-cell table:number-columns-spanned="2" table:number-rows-spanned="1"/>
          <table:covered-table-cell/>
          <table:table-cell table:number-columns-repeated="17"/>
        </table:table-row>
        <table:table-row table:style-name="ro1">
          <table:table-cell table:number-columns-spanned="2" table:number-rows-spanned="1"/>
          <table:covered-table-cell/>
          <table:table-cell table:number-columns-repeated="17"/>
        </table:table-row>
        <table:table-row table:style-name="ro1">
          <table:table-cell table:number-columns-spanned="2" table:number-rows-spanned="1">
            <draw:frame table:end-cell-address="Лист1.H39" table:end-x="0.224cm" table:end-y="0.054cm" draw:z-index="0" draw:style-name="gr1" draw:text-style-name="P1" svg:width="15.918cm" svg:height="11.238cm" svg:x="0.112cm" svg:y="0.106cm">
              <draw:object draw:notify-on-update-of-ranges="Лист1.D2:Лист1.D2 Лист1.D3:Лист1.D5 Лист1.E2:Лист1.E2 Лист1.E3:Лист1.E5 Лист1.F2:Лист1.F2 Лист1.F3:Лист1.F5 Лист1.G2:Лист1.G2 Лист1.G3:Лист1.G5 Лист1.H2:Лист1.H2 Лист1.H3:Лист1.H5 Лист1.I2:Лист1.I2 Лист1.I3:Лист1.I5 Лист1.J2:Лист1.J2 Лист1.J3:Лист1.J5 Лист1.K2:Лист1.K2 Лист1.K3:Лист1.K5 Лист1.L2:Лист1.L2 Лист1.L3:Лист1.L5 Лист1.M2:Лист1.M2 Лист1.M3:Лист1.M5 Лист1.N2:Лист1.N2 Лист1.N3:Лист1.N5 Лист1.O2:Лист1.O2 Лист1.O3:Лист1.O5 Лист1.P2:Лист1.P2 Лист1.P3:Лист1.P5 Лист1.Q2:Лист1.Q2 Лист1.Q3:Лист1.Q5 Лист1.R2:Лист1.R2 Лист1.R3:Лист1.R5 Лист1.S2:Лист1.S2 Лист1.S3:Лист1.S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covered-table-cell/>
          <table:table-cell table:number-columns-repeated="17"/>
        </table:table-row>
        <table:table-row table:style-name="ro1">
          <table:table-cell table:number-columns-spanned="2" table:number-rows-spanned="1"/>
          <table:covered-table-cell/>
          <table:table-cell table:number-columns-repeated="17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Текстура_20_1" draw:display-name="Текстура 1" xlink:href="Pictures/100000000000000800000008913C8356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12.09.2016</text:date>, <text:time>13:56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3:27:59.07</meta:creation-date>
    <dc:date>2016-09-12T13:56:48.67</dc:date>
    <meta:editing-duration>PT13M39S</meta:editing-duration>
    <meta:editing-cycles>1</meta:editing-cycles>
    <meta:document-statistic meta:table-count="3" meta:cell-count="73" meta:object-count="1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olid-type="cylinder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olid-type="cylinder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olid-type="cylinder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olid-type="cylinder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2">
      <style:chart-properties chart:solid-type="cylinder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2">
      <style:chart-properties chart:solid-type="cylinder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2">
      <style:chart-properties chart:solid-type="cylinder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2">
      <style:chart-properties chart:solid-type="cylinder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2">
      <style:chart-properties chart:solid-type="cylinder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2">
      <style:chart-properties chart:solid-type="cylinder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2">
      <style:chart-properties chart:solid-type="cylinder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 style:data-style-name="N2">
      <style:chart-properties chart:solid-type="cylinder"/>
      <style:graphic-properties draw:stroke="none" draw:fill-color="#ffd320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19cm" svg:height="11.239cm" xlink:href=".." xlink:type="simple" chart:class="chart:bar" chart:style-name="ch1">
        <chart:legend chart:legend-position="end" svg:x="14.423cm" svg:y="1.377cm" style:legend-expansion="high" chart:style-name="ch2"/>
        <chart:plot-area chart:style-name="ch3" table:cell-range-address="Лист1.D2:Лист1.S5" chart:data-source-has-labels="row" svg:x="0.768cm" svg:y="0.807cm" svg:width="13.019cm" svg:height="9.7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38cm" svg:y="0.91cm" svg:width="11.64cm" svg:height="9.4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Лист1.D3:Лист1.D5" chart:label-cell-address="Лист1.D2:Лист1.D2" chart:class="chart:bar">
            <chart:data-point chart:repeated="3"/>
          </chart:series>
          <chart:series chart:style-name="ch9" chart:values-cell-range-address="Лист1.E3:Лист1.E5" chart:label-cell-address="Лист1.E2:Лист1.E2" chart:class="chart:bar">
            <chart:data-point chart:repeated="3"/>
          </chart:series>
          <chart:series chart:style-name="ch10" chart:values-cell-range-address="Лист1.F3:Лист1.F5" chart:label-cell-address="Лист1.F2:Лист1.F2" chart:class="chart:bar">
            <chart:data-point chart:repeated="3"/>
          </chart:series>
          <chart:series chart:style-name="ch11" chart:values-cell-range-address="Лист1.G3:Лист1.G5" chart:label-cell-address="Лист1.G2:Лист1.G2" chart:class="chart:bar">
            <chart:data-point chart:repeated="3"/>
          </chart:series>
          <chart:series chart:style-name="ch12" chart:values-cell-range-address="Лист1.H3:Лист1.H5" chart:label-cell-address="Лист1.H2:Лист1.H2" chart:class="chart:bar">
            <chart:data-point chart:repeated="3"/>
          </chart:series>
          <chart:series chart:style-name="ch13" chart:values-cell-range-address="Лист1.I3:Лист1.I5" chart:label-cell-address="Лист1.I2:Лист1.I2" chart:class="chart:bar">
            <chart:data-point chart:repeated="3"/>
          </chart:series>
          <chart:series chart:style-name="ch14" chart:values-cell-range-address="Лист1.J3:Лист1.J5" chart:label-cell-address="Лист1.J2:Лист1.J2" chart:class="chart:bar">
            <chart:data-point chart:repeated="3"/>
          </chart:series>
          <chart:series chart:style-name="ch15" chart:values-cell-range-address="Лист1.K3:Лист1.K5" chart:label-cell-address="Лист1.K2:Лист1.K2" chart:class="chart:bar">
            <chart:data-point chart:repeated="3"/>
          </chart:series>
          <chart:series chart:style-name="ch16" chart:values-cell-range-address="Лист1.L3:Лист1.L5" chart:label-cell-address="Лист1.L2:Лист1.L2" chart:class="chart:bar">
            <chart:data-point chart:repeated="3"/>
          </chart:series>
          <chart:series chart:style-name="ch17" chart:values-cell-range-address="Лист1.M3:Лист1.M5" chart:label-cell-address="Лист1.M2:Лист1.M2" chart:class="chart:bar">
            <chart:data-point chart:repeated="3"/>
          </chart:series>
          <chart:series chart:style-name="ch18" chart:values-cell-range-address="Лист1.N3:Лист1.N5" chart:label-cell-address="Лист1.N2:Лист1.N2" chart:class="chart:bar">
            <chart:data-point chart:repeated="3"/>
          </chart:series>
          <chart:series chart:style-name="ch19" chart:values-cell-range-address="Лист1.O3:Лист1.O5" chart:label-cell-address="Лист1.O2:Лист1.O2" chart:class="chart:bar">
            <chart:data-point chart:repeated="3"/>
          </chart:series>
          <chart:series chart:style-name="ch8" chart:values-cell-range-address="Лист1.P3:Лист1.P5" chart:label-cell-address="Лист1.P2:Лист1.P2" chart:class="chart:bar">
            <chart:data-point chart:repeated="3"/>
          </chart:series>
          <chart:series chart:style-name="ch9" chart:values-cell-range-address="Лист1.Q3:Лист1.Q5" chart:label-cell-address="Лист1.Q2:Лист1.Q2" chart:class="chart:bar">
            <chart:data-point chart:repeated="3"/>
          </chart:series>
          <chart:series chart:style-name="ch20" chart:values-cell-range-address="Лист1.R3:Лист1.R5" chart:label-cell-address="Лист1.R2:Лист1.R2" chart:class="chart:bar">
            <chart:data-point chart:repeated="3"/>
          </chart:series>
          <chart:series chart:style-name="ch11" chart:values-cell-range-address="Лист1.S3:Лист1.S5" chart:label-cell-address="Лист1.S2:Лист1.S2" chart:class="chart:bar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1</text:p>
                <draw:g>
                  <svg:desc>Лист1.D2:Лист1.D2</svg:desc>
                </draw:g>
              </table:table-cell>
              <table:table-cell office:value-type="string">
                <text:p>2002</text:p>
                <draw:g>
                  <svg:desc>Лист1.E2:Лист1.E2</svg:desc>
                </draw:g>
              </table:table-cell>
              <table:table-cell office:value-type="string">
                <text:p>2003</text:p>
                <draw:g>
                  <svg:desc>Лист1.F2:Лист1.F2</svg:desc>
                </draw:g>
              </table:table-cell>
              <table:table-cell office:value-type="string">
                <text:p>2004</text:p>
                <draw:g>
                  <svg:desc>Лист1.G2:Лист1.G2</svg:desc>
                </draw:g>
              </table:table-cell>
              <table:table-cell office:value-type="string">
                <text:p>2005</text:p>
                <draw:g>
                  <svg:desc>Лист1.H2:Лист1.H2</svg:desc>
                </draw:g>
              </table:table-cell>
              <table:table-cell office:value-type="string">
                <text:p>2006</text:p>
                <draw:g>
                  <svg:desc>Лист1.I2:Лист1.I2</svg:desc>
                </draw:g>
              </table:table-cell>
              <table:table-cell office:value-type="string">
                <text:p>2007</text:p>
                <draw:g>
                  <svg:desc>Лист1.J2:Лист1.J2</svg:desc>
                </draw:g>
              </table:table-cell>
              <table:table-cell office:value-type="string">
                <text:p>2008</text:p>
                <draw:g>
                  <svg:desc>Лист1.K2:Лист1.K2</svg:desc>
                </draw:g>
              </table:table-cell>
              <table:table-cell office:value-type="string">
                <text:p>2009</text:p>
                <draw:g>
                  <svg:desc>Лист1.L2:Лист1.L2</svg:desc>
                </draw:g>
              </table:table-cell>
              <table:table-cell office:value-type="string">
                <text:p>2010</text:p>
                <draw:g>
                  <svg:desc>Лист1.M2:Лист1.M2</svg:desc>
                </draw:g>
              </table:table-cell>
              <table:table-cell office:value-type="string">
                <text:p>2011</text:p>
                <draw:g>
                  <svg:desc>Лист1.N2:Лист1.N2</svg:desc>
                </draw:g>
              </table:table-cell>
              <table:table-cell office:value-type="string">
                <text:p>2012</text:p>
                <draw:g>
                  <svg:desc>Лист1.O2:Лист1.O2</svg:desc>
                </draw:g>
              </table:table-cell>
              <table:table-cell office:value-type="string">
                <text:p>2013</text:p>
                <draw:g>
                  <svg:desc>Лист1.P2:Лист1.P2</svg:desc>
                </draw:g>
              </table:table-cell>
              <table:table-cell office:value-type="string">
                <text:p>2014</text:p>
                <draw:g>
                  <svg:desc>Лист1.Q2:Лист1.Q2</svg:desc>
                </draw:g>
              </table:table-cell>
              <table:table-cell office:value-type="string">
                <text:p>2015</text:p>
                <draw:g>
                  <svg:desc>Лист1.R2:Лист1.R2</svg:desc>
                </draw:g>
              </table:table-cell>
              <table:table-cell office:value-type="string">
                <text:p>2016</text:p>
                <draw:g>
                  <svg:desc>Лист1.S2:Лист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500">
                <text:p>53500</text:p>
                <draw:g>
                  <svg:desc>Лист1.D3:Лист1.D5</svg:desc>
                </draw:g>
              </table:table-cell>
              <table:table-cell office:value-type="float" office:value="57245">
                <text:p>57245</text:p>
                <draw:g>
                  <svg:desc>Лист1.E3:Лист1.E5</svg:desc>
                </draw:g>
              </table:table-cell>
              <table:table-cell office:value-type="float" office:value="61252.15">
                <text:p>61252.15</text:p>
                <draw:g>
                  <svg:desc>Лист1.F3:Лист1.F5</svg:desc>
                </draw:g>
              </table:table-cell>
              <table:table-cell office:value-type="float" office:value="65539.8005">
                <text:p>65539.8005</text:p>
                <draw:g>
                  <svg:desc>Лист1.G3:Лист1.G5</svg:desc>
                </draw:g>
              </table:table-cell>
              <table:table-cell office:value-type="float" office:value="70127.586535">
                <text:p>70127.586535</text:p>
                <draw:g>
                  <svg:desc>Лист1.H3:Лист1.H5</svg:desc>
                </draw:g>
              </table:table-cell>
              <table:table-cell office:value-type="float" office:value="75036.51759245">
                <text:p>75036.51759245</text:p>
                <draw:g>
                  <svg:desc>Лист1.I3:Лист1.I5</svg:desc>
                </draw:g>
              </table:table-cell>
              <table:table-cell office:value-type="float" office:value="80289.0738239215">
                <text:p>80289.0738239215</text:p>
                <draw:g>
                  <svg:desc>Лист1.J3:Лист1.J5</svg:desc>
                </draw:g>
              </table:table-cell>
              <table:table-cell office:value-type="float" office:value="85909.308991596">
                <text:p>85909.308991596</text:p>
                <draw:g>
                  <svg:desc>Лист1.K3:Лист1.K5</svg:desc>
                </draw:g>
              </table:table-cell>
              <table:table-cell office:value-type="float" office:value="91922.9606210077">
                <text:p>91922.9606210077</text:p>
                <draw:g>
                  <svg:desc>Лист1.L3:Лист1.L5</svg:desc>
                </draw:g>
              </table:table-cell>
              <table:table-cell office:value-type="float" office:value="98357.5678644783">
                <text:p>98357.5678644783</text:p>
                <draw:g>
                  <svg:desc>Лист1.M3:Лист1.M5</svg:desc>
                </draw:g>
              </table:table-cell>
              <table:table-cell office:value-type="float" office:value="105242.597614992">
                <text:p>105242.597614992</text:p>
                <draw:g>
                  <svg:desc>Лист1.N3:Лист1.N5</svg:desc>
                </draw:g>
              </table:table-cell>
              <table:table-cell office:value-type="float" office:value="112609.579448041">
                <text:p>112609.579448041</text:p>
                <draw:g>
                  <svg:desc>Лист1.O3:Лист1.O5</svg:desc>
                </draw:g>
              </table:table-cell>
              <table:table-cell office:value-type="float" office:value="120492.250009404">
                <text:p>120492.250009404</text:p>
                <draw:g>
                  <svg:desc>Лист1.P3:Лист1.P5</svg:desc>
                </draw:g>
              </table:table-cell>
              <table:table-cell office:value-type="float" office:value="128926.707510062">
                <text:p>128926.707510062</text:p>
                <draw:g>
                  <svg:desc>Лист1.Q3:Лист1.Q5</svg:desc>
                </draw:g>
              </table:table-cell>
              <table:table-cell office:value-type="float" office:value="137951.577035767">
                <text:p>137951.577035767</text:p>
                <draw:g>
                  <svg:desc>Лист1.R3:Лист1.R5</svg:desc>
                </draw:g>
              </table:table-cell>
              <table:table-cell office:value-type="float" office:value="147608.18742827">
                <text:p>147608.18742827</text:p>
                <draw:g>
                  <svg:desc>Лист1.S3:Лист1.S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000">
                <text:p>53000</text:p>
              </table:table-cell>
              <table:table-cell office:value-type="float" office:value="56180">
                <text:p>56180</text:p>
              </table:table-cell>
              <table:table-cell office:value-type="float" office:value="59550.8">
                <text:p>59550.8</text:p>
              </table:table-cell>
              <table:table-cell office:value-type="float" office:value="63123.848">
                <text:p>63123.848</text:p>
              </table:table-cell>
              <table:table-cell office:value-type="float" office:value="66911.27888">
                <text:p>66911.27888</text:p>
              </table:table-cell>
              <table:table-cell office:value-type="float" office:value="70925.9556128">
                <text:p>70925.9556128</text:p>
              </table:table-cell>
              <table:table-cell office:value-type="float" office:value="75181.512949568">
                <text:p>75181.512949568</text:p>
              </table:table-cell>
              <table:table-cell office:value-type="float" office:value="79692.4037265421">
                <text:p>79692.4037265421</text:p>
              </table:table-cell>
              <table:table-cell office:value-type="float" office:value="84473.9479501346">
                <text:p>84473.9479501346</text:p>
              </table:table-cell>
              <table:table-cell office:value-type="float" office:value="89542.3848271427">
                <text:p>89542.3848271427</text:p>
              </table:table-cell>
              <table:table-cell office:value-type="float" office:value="94914.9279167713">
                <text:p>94914.9279167713</text:p>
              </table:table-cell>
              <table:table-cell office:value-type="float" office:value="100609.823591778">
                <text:p>100609.823591778</text:p>
              </table:table-cell>
              <table:table-cell office:value-type="float" office:value="106646.413007284">
                <text:p>106646.413007284</text:p>
              </table:table-cell>
              <table:table-cell office:value-type="float" office:value="113045.197787721">
                <text:p>113045.197787721</text:p>
              </table:table-cell>
              <table:table-cell office:value-type="float" office:value="119827.909654985">
                <text:p>119827.909654985</text:p>
              </table:table-cell>
              <table:table-cell office:value-type="float" office:value="127017.584234284">
                <text:p>127017.584234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00">
                <text:p>52500</text:p>
              </table:table-cell>
              <table:table-cell office:value-type="float" office:value="55125">
                <text:p>55125</text:p>
              </table:table-cell>
              <table:table-cell office:value-type="float" office:value="57881.25">
                <text:p>57881.25</text:p>
              </table:table-cell>
              <table:table-cell office:value-type="float" office:value="60775.3125">
                <text:p>60775.3125</text:p>
              </table:table-cell>
              <table:table-cell office:value-type="float" office:value="63814.078125">
                <text:p>63814.078125</text:p>
              </table:table-cell>
              <table:table-cell office:value-type="float" office:value="67004.78203125">
                <text:p>67004.78203125</text:p>
              </table:table-cell>
              <table:table-cell office:value-type="float" office:value="70355.0211328125">
                <text:p>70355.0211328125</text:p>
              </table:table-cell>
              <table:table-cell office:value-type="float" office:value="73872.7721894531">
                <text:p>73872.7721894531</text:p>
              </table:table-cell>
              <table:table-cell office:value-type="float" office:value="77566.4107989258">
                <text:p>77566.4107989258</text:p>
              </table:table-cell>
              <table:table-cell office:value-type="float" office:value="81444.7313388721">
                <text:p>81444.7313388721</text:p>
              </table:table-cell>
              <table:table-cell office:value-type="float" office:value="85516.9679058157">
                <text:p>85516.9679058157</text:p>
              </table:table-cell>
              <table:table-cell office:value-type="float" office:value="89792.8163011065">
                <text:p>89792.8163011065</text:p>
              </table:table-cell>
              <table:table-cell office:value-type="float" office:value="94282.4571161618">
                <text:p>94282.4571161618</text:p>
              </table:table-cell>
              <table:table-cell office:value-type="float" office:value="98996.5799719699">
                <text:p>98996.5799719699</text:p>
              </table:table-cell>
              <table:table-cell office:value-type="float" office:value="103946.408970568">
                <text:p>103946.408970568</text:p>
              </table:table-cell>
              <table:table-cell office:value-type="float" office:value="109143.729419097">
                <text:p>109143.729419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